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3df07" officeooo:paragraph-rsid="0003df0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3df07" officeooo:paragraph-rsid="0003df07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/>
      <text:p text:style-name="P2">1.Does ANSI recognize the data type date?</text:p>
      <text:p text:style-name="P2">Ans. NO</text:p>
      <text:p text:style-name="P2"/>
      <text:p text:style-name="P2"/>
      <text:p text:style-name="P2">2. Which subdivision of SQL is used to insert values in tables?</text:p>
      <text:p text:style-name="P2">Ans.D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12:15.250156705</meta:creation-date>
    <dc:date>2023-09-13T17:14:30.922727365</dc:date>
    <meta:editing-duration>PT2M16S</meta:editing-duration>
    <meta:editing-cycles>1</meta:editing-cycles>
    <meta:document-statistic meta:table-count="0" meta:image-count="0" meta:object-count="0" meta:page-count="1" meta:paragraph-count="5" meta:word-count="24" meta:character-count="130" meta:non-whitespace-character-count="111"/>
    <meta:generator>LibreOffice/7.3.5.2$Linux_X86_64 LibreOffice_project/30$Build-2</meta:generator>
  </office:meta>
</office:document-meta>
</file>